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roman" style:font-pitch="variable"/>
    <style:font-face style:name="Helvetica Neue" svg:font-family="'Helvetica Neue'" style:font-family-generic="roman" style:font-pitch="variable"/>
    <style:font-face style:name="Lucida Grande" svg:font-family="'Lucida Grande'" style:font-family-generic="roman" style:font-pitch="variable"/>
    <style:font-face style:name="Monaco" svg:font-family="Monaco" style:font-family-generic="roman" style:font-pitch="variable"/>
    <style:font-face style:name="SignPainter-HouseScript" svg:font-family="SignPainter-HouseScrip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Monaco1" svg:font-family="Monaco" style:font-family-generic="system" style:font-pitch="variable"/>
    <style:font-face style:name="SignPainter-HouseScript1" svg:font-family="SignPainter-HouseScript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Lucida Grande" fo:font-size="11pt" style:font-name-asian="Lucida Grande1" style:font-size-asian="11pt" style:font-name-complex="Lucida Grande1" style:font-size-complex="11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Lucida Grande" fo:font-size="10pt" style:font-name-asian="Lucida Grande1" style:font-size-asian="10pt" style:font-name-complex="Lucida Grande1" style:font-size-complex="10pt"/>
    </style:style>
    <style:style style:name="P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Monaco" fo:font-size="11pt" style:font-name-asian="Monaco1" style:font-size-asian="11pt" style:font-name-complex="Monaco1" style:font-size-complex="11pt"/>
    </style:style>
    <style:style style:name="P5" style:family="paragraph" style:parent-style-name="Standard">
      <style:paragraph-properties fo:margin-left="0cm" fo:margin-right="0cm" fo:margin-top="0cm" fo:margin-bottom="0cm" style:line-height-at-least="0.94cm" fo:text-align="start" style:justify-single-word="false" fo:text-indent="0cm" style:auto-text-indent="false"/>
      <style:text-properties fo:color="#272727" style:text-outline="false" style:font-name="Courier" fo:font-size="12pt" style:font-name-asian="Courier1" style:font-size-asian="12pt" style:font-name-complex="Courier1" style:font-size-complex="12pt"/>
    </style:style>
    <style:style style:name="P6" style:family="paragraph" style:parent-style-name="Standard">
      <style:paragraph-properties fo:margin-left="0cm" fo:margin-right="0cm" fo:margin-top="0cm" fo:margin-bottom="0cm" style:line-height-at-least="0.467cm" fo:text-align="start" style:justify-single-word="false" fo:text-indent="0cm" style:auto-text-indent="false"/>
      <style:text-properties fo:color="#272727" style:text-outline="false" style:font-name="Courier" fo:font-size="10pt" style:font-name-asian="Courier1" style:font-size-asian="10pt" style:font-name-complex="Courier1" style:font-size-complex="10pt"/>
    </style:style>
    <style:style style:name="P7" style:family="paragraph" style:parent-style-name="Standard">
      <style:paragraph-properties fo:margin-left="0cm" fo:margin-right="0cm" fo:margin-top="0cm" fo:margin-bottom="0cm" style:line-height-at-least="0.467cm" fo:text-align="start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line-height-at-least="0.467cm" fo:text-align="start" style:justify-single-word="false" fo:text-indent="0cm" style:auto-text-indent="false"/>
      <style:text-properties fo:color="#444444" style:text-outline="false" style:font-name="Courier" fo:font-size="10pt" style:font-name-asian="Courier1" style:font-size-asian="10pt" style:font-name-complex="Courier1" style:font-size-complex="10pt"/>
    </style:style>
    <style:style style:name="P9" style:family="paragraph" style:parent-style-name="Standard">
      <style:paragraph-properties fo:margin-left="0cm" fo:margin-right="0cm" fo:margin-top="0cm" fo:margin-bottom="0cm" style:line-height-at-least="0.67cm" fo:text-align="start" style:justify-single-word="false" fo:text-indent="0cm" style:auto-text-indent="false"/>
      <style:text-properties style:font-name="Courier" fo:font-size="14pt" style:font-name-asian="Courier1" style:font-size-asian="14pt" style:font-name-complex="Courier1" style:font-size-complex="14pt"/>
    </style:style>
    <style:style style:name="P10" style:family="paragraph" style:parent-style-name="Body">
      <style:text-properties fo:font-size="17pt" fo:font-style="italic" style:text-underline-style="solid" style:text-underline-width="auto" style:text-underline-color="#000000" fo:font-weight="bold" style:font-size-asian="17pt" style:font-style-asian="italic" style:font-weight-asian="bold" style:font-size-complex="17pt" style:font-style-complex="italic" style:font-weight-complex="bold"/>
    </style:style>
    <style:style style:name="P11" style:family="paragraph" style:parent-style-name="Body" style:list-style-name="WWNum1"/>
    <style:style style:name="P12" style:family="paragraph" style:parent-style-name="Body">
      <style:text-properties style:font-name="Lucida Grande" style:font-name-asian="Lucida Grande1" style:font-name-complex="Lucida Grande1"/>
    </style:style>
    <style:style style:name="P13" style:family="paragraph" style:parent-style-name="Body">
      <style:text-properties style:font-name="Lucida Grande" fo:font-size="10pt" style:font-name-asian="Lucida Grande1" style:font-size-asian="10pt" style:font-name-complex="Lucida Grande1" style:font-size-complex="10pt"/>
    </style:style>
    <style:style style:name="P14" style:family="paragraph" style:parent-style-name="Body">
      <style:text-properties style:font-name="Lucida Grande" fo:font-size="10pt" style:text-underline-style="solid" style:text-underline-width="auto" style:text-underline-color="#000000" fo:font-weight="bold" style:font-name-asian="Lucida Grande1" style:font-size-asian="10pt" style:font-weight-asian="bold" style:font-name-complex="Lucida Grande1" style:font-size-complex="10pt" style:font-weight-complex="bold"/>
    </style:style>
    <style:style style:name="P15" style:family="paragraph" style:parent-style-name="Body">
      <style:text-properties style:font-name="Lucida Grande" fo:font-size="10pt" style:text-underline-style="none" fo:font-weight="normal" style:font-name-asian="Lucida Grande1" style:font-size-asian="10pt" style:font-weight-asian="normal" style:font-name-complex="Lucida Grande1" style:font-size-complex="10pt" style:font-weight-complex="normal"/>
    </style:style>
    <style:style style:name="P16" style:family="paragraph" style:parent-style-name="Body">
      <style:text-properties fo:color="#272727" style:text-outline="false"/>
    </style:style>
    <style:style style:name="P17" style:family="paragraph" style:parent-style-name="Body">
      <style:text-properties fo:color="#272727" style:text-outline="false" style:font-name="Lucida Grande" style:font-name-asian="Lucida Grande1" style:font-name-complex="Lucida Grande1"/>
    </style:style>
    <style:style style:name="P18" style:family="paragraph" style:parent-style-name="Body">
      <style:text-properties fo:color="#272727" style:text-outline="false" style:font-name="Lucida Grande" fo:font-size="10pt" style:text-underline-style="solid" style:text-underline-width="auto" style:text-underline-color="#000000" fo:font-weight="bold" style:font-name-asian="Lucida Grande1" style:font-size-asian="10pt" style:font-weight-asian="bold" style:font-name-complex="Lucida Grande1" style:font-size-complex="10pt" style:font-weight-complex="bold"/>
    </style:style>
    <style:style style:name="P19" style:family="paragraph" style:parent-style-name="Body">
      <style:text-properties style:text-position="super 58%" style:font-name="Lucida Grande" style:font-name-asian="Lucida Grande1" style:font-name-complex="Lucida Grande1"/>
    </style:style>
    <style:style style:name="P20" style:family="paragraph" style:parent-style-name="Body" style:master-page-name="Standard">
      <style:paragraph-properties style:page-number="auto"/>
    </style:style>
    <style:style style:name="T1" style:family="text">
      <style:text-properties fo:font-size="17pt" fo:language="en" fo:country="US" fo:font-style="italic" style:text-underline-style="solid" style:text-underline-width="auto" style:text-underline-color="#000000" fo:font-weight="bold" style:font-size-asian="17pt" style:font-style-asian="italic" style:font-weight-asian="bold" style:font-size-complex="17pt" style:font-style-complex="italic" style:font-weight-complex="bold"/>
    </style:style>
    <style:style style:name="T2" style:family="text">
      <style:text-properties fo:font-size="17pt" fo:font-style="italic" style:text-underline-style="solid" style:text-underline-width="auto" style:text-underline-color="#000000" fo:font-weight="bold" style:font-size-asian="17pt" style:font-style-asian="italic" style:font-weight-asian="bold" style:font-size-complex="17pt" style:font-style-complex="italic" style:font-weight-complex="bold"/>
    </style:style>
    <style:style style:name="T3" style:family="text">
      <style:text-properties style:font-name="Lucida Grande"/>
    </style:style>
    <style:style style:name="T4" style:family="text">
      <style:text-properties style:font-name="Lucida Grande" fo:language="en" fo:country="US"/>
    </style:style>
    <style:style style:name="T5" style:family="text">
      <style:text-properties style:font-name="Lucida Grande" fo:language="en" fo:country="US" style:font-name-asian="Lucida Grande1" style:font-name-complex="Lucida Grande1"/>
    </style:style>
    <style:style style:name="T6" style:family="text">
      <style:text-properties style:font-name="Lucida Grande" fo:language="en" fo:country="US" style:text-underline-style="none" fo:font-weight="normal" style:font-weight-asian="normal" style:font-weight-complex="normal"/>
    </style:style>
    <style:style style:name="T7" style:family="text">
      <style:text-properties style:font-name="Lucida Grande" style:font-name-asian="Lucida Grande1" style:font-name-complex="Lucida Grande1"/>
    </style:style>
    <style:style style:name="T8" style:family="text">
      <style:text-properties style:font-name="Lucida Grande" fo:font-size="12pt" fo:language="en" fo:country="US" style:text-underline-style="solid" style:text-underline-width="auto" style:text-underline-color="#000000" fo:font-weight="bold" style:font-size-asian="12pt" style:font-weight-asian="bold" style:font-size-complex="12pt" style:font-weight-complex="bold"/>
    </style:style>
    <style:style style:name="T9" style:family="text">
      <style:text-properties style:font-name="Lucida Grande" fo:font-size="12pt" style:text-underline-style="solid" style:text-underline-width="auto" style:text-underline-color="#000000" fo:font-weight="bold" style:font-name-asian="Lucida Grande1" style:font-size-asian="12pt" style:font-weight-asian="bold" style:font-name-complex="Lucida Grande1" style:font-size-complex="12pt" style:font-weight-complex="bold"/>
    </style:style>
    <style:style style:name="T10" style:family="text">
      <style:text-properties style:font-name="Lucida Grande" fo:font-size="10pt" fo:language="en" fo:country="US" style:text-underline-style="solid" style:text-underline-width="auto" style:text-underline-color="#000000" fo:font-weight="bold" style:font-size-asian="10pt" style:font-weight-asian="bold" style:font-size-complex="10pt" style:font-weight-complex="bold"/>
    </style:style>
    <style:style style:name="T11" style:family="text">
      <style:text-properties style:font-name="Lucida Grande" fo:font-size="10pt" style:text-underline-style="solid" style:text-underline-width="auto" style:text-underline-color="#000000" fo:font-weight="bold" style:font-name-asian="Lucida Grande1" style:font-size-asian="10pt" style:font-weight-asian="bold" style:font-name-complex="Lucida Grande1" style:font-size-complex="10pt" style:font-weight-complex="bold"/>
    </style:style>
    <style:style style:name="T12" style:family="text">
      <style:text-properties style:font-name="Lucida Grande" fo:font-size="11pt" fo:language="en" fo:country="US" style:font-size-asian="11pt" style:font-size-complex="11pt"/>
    </style:style>
    <style:style style:name="T13" style:family="text">
      <style:text-properties style:font-name="Lucida Grande" fo:font-size="11pt" style:font-name-asian="Lucida Grande1" style:font-size-asian="11pt" style:font-name-complex="Lucida Grande1" style:font-size-complex="11pt"/>
    </style:style>
    <style:style style:name="T14" style:family="text">
      <style:text-properties style:font-name="Lucida Grande" fo:language="it" fo:country="IT"/>
    </style:style>
    <style:style style:name="T15" style:family="text">
      <style:text-properties style:font-name="Lucida Grande" fo:language="pt" fo:country="PT"/>
    </style:style>
    <style:style style:name="T16" style:family="text">
      <style:text-properties style:font-name="Lucida Grande" fo:language="ru" fo:country="RU"/>
    </style:style>
    <style:style style:name="T17" style:family="text">
      <style:text-properties style:font-name="Lucida Grande" style:text-underline-style="none" fo:font-weight="normal" style:font-name-asian="Lucida Grande1" style:font-weight-asian="normal" style:font-name-complex="Lucida Grande1" style:font-weight-complex="normal"/>
    </style:style>
    <style:style style:name="T18" style:family="text">
      <style:text-properties fo:color="#931967" style:text-outline="false" style:font-name="Monaco" fo:font-size="11pt" style:font-size-asian="11pt" style:font-size-complex="11pt"/>
    </style:style>
    <style:style style:name="T19" style:family="text">
      <style:text-properties fo:color="#931967" style:text-outline="false" style:font-name="Monaco" fo:font-size="11pt" fo:language="en" fo:country="US" style:font-size-asian="11pt" style:font-size-complex="11pt"/>
    </style:style>
    <style:style style:name="T20" style:family="text">
      <style:text-properties fo:color="#931967" style:text-outline="false" style:font-name="Monaco" fo:font-size="11pt" fo:language="en" fo:country="US" style:text-underline-style="none" style:font-size-asian="11pt" style:font-size-complex="11pt"/>
    </style:style>
    <style:style style:name="T21" style:family="text">
      <style:text-properties fo:color="#931967" style:text-outline="false" style:font-name="Monaco" fo:font-size="11pt" fo:language="it" fo:country="IT" style:font-size-asian="11pt" style:font-size-complex="11pt"/>
    </style:style>
    <style:style style:name="T22" style:family="text">
      <style:text-properties fo:color="#931967" style:text-outline="false" style:font-name="Monaco" fo:font-size="11pt" fo:language="it" fo:country="IT" style:text-underline-style="none" style:font-size-asian="11pt" style:font-size-complex="11pt"/>
    </style:style>
    <style:style style:name="T23" style:family="text">
      <style:text-properties fo:color="#931967" style:text-outline="false" style:font-name="Monaco" fo:font-size="11pt" fo:language="da" fo:country="DK" style:font-size-asian="11pt" style:font-size-complex="11pt"/>
    </style:style>
    <style:style style:name="T24" style:family="text">
      <style:text-properties fo:color="#931967" style:text-outline="false" style:font-name="Monaco" fo:font-size="11pt" fo:language="nl" fo:country="NL" style:font-size-asian="11pt" style:font-size-complex="11pt"/>
    </style:style>
    <style:style style:name="T25" style:family="text">
      <style:text-properties style:font-name="Monaco" fo:font-size="11pt" style:font-size-asian="11pt" style:font-size-complex="11pt"/>
    </style:style>
    <style:style style:name="T26" style:family="text">
      <style:text-properties style:font-name="Monaco" fo:font-size="11pt" fo:language="en" fo:country="US" style:font-size-asian="11pt" style:font-size-complex="11pt"/>
    </style:style>
    <style:style style:name="T27" style:family="text">
      <style:text-properties style:font-name="Monaco" fo:font-size="11pt" fo:language="en" fo:country="US" style:text-underline-style="none" style:font-size-asian="11pt" style:font-size-complex="11pt"/>
    </style:style>
    <style:style style:name="T28" style:family="text">
      <style:text-properties style:font-name="Monaco" fo:font-size="11pt" fo:language="en" fo:country="US" style:text-underline-style="solid" style:text-underline-width="auto" style:text-underline-color="#000000" style:font-size-asian="11pt" style:font-size-complex="11pt"/>
    </style:style>
    <style:style style:name="T29" style:family="text">
      <style:text-properties style:font-name="Monaco" fo:font-size="11pt" fo:language="es" fo:country="ES" style:font-size-asian="11pt" style:font-size-complex="11pt"/>
    </style:style>
    <style:style style:name="T30" style:family="text">
      <style:text-properties style:font-name="Monaco" fo:font-size="11pt" style:font-name-asian="Monaco1" style:font-size-asian="11pt" style:font-name-complex="Monaco1" style:font-size-complex="11pt"/>
    </style:style>
    <style:style style:name="T31" style:family="text">
      <style:text-properties style:font-name="Monaco" fo:font-size="11pt" fo:language="de" fo:country="DE" style:font-size-asian="11pt" style:font-size-complex="11pt"/>
    </style:style>
    <style:style style:name="T32" style:family="text">
      <style:text-properties style:font-name="Monaco" fo:font-size="11pt" style:text-underline-style="none" style:font-size-asian="11pt" style:font-size-complex="11pt"/>
    </style:style>
    <style:style style:name="T33" style:family="text">
      <style:text-properties style:font-name="Monaco" fo:font-size="11pt" style:text-underline-style="none" style:font-name-asian="Monaco1" style:font-size-asian="11pt" style:font-name-complex="Monaco1" style:font-size-complex="11pt"/>
    </style:style>
    <style:style style:name="T34" style:family="text">
      <style:text-properties style:font-name="Monaco" fo:font-size="11pt" fo:language="it" fo:country="IT" style:font-name-asian="Monaco1" style:font-size-asian="11pt" style:font-name-complex="Monaco1" style:font-size-complex="11pt"/>
    </style:style>
    <style:style style:name="T35" style:family="text">
      <style:text-properties style:font-name="Monaco" fo:font-size="11pt" fo:language="it" fo:country="IT" style:font-size-asian="11pt" style:font-size-complex="11pt"/>
    </style:style>
    <style:style style:name="T36" style:family="text">
      <style:text-properties style:font-name="Monaco" fo:font-size="11pt" fo:language="nl" fo:country="NL" style:font-name-asian="Monaco1" style:font-size-asian="11pt" style:font-name-complex="Monaco1" style:font-size-complex="11pt"/>
    </style:style>
    <style:style style:name="T37" style:family="text">
      <style:text-properties style:font-name="Monaco" fo:font-size="11pt" style:text-underline-style="solid" style:text-underline-width="auto" style:text-underline-color="#000000" style:font-size-asian="11pt" style:font-size-complex="11pt"/>
    </style:style>
    <style:style style:name="T38" style:family="text">
      <style:text-properties style:font-name="Monaco" fo:font-size="11pt" fo:language="fr" fo:country="FR" style:font-size-asian="11pt" style:font-size-complex="11pt"/>
    </style:style>
    <style:style style:name="T39" style:family="text">
      <style:text-properties fo:color="#272727" style:text-outline="false" style:font-name="Lucida Grande"/>
    </style:style>
    <style:style style:name="T40" style:family="text">
      <style:text-properties fo:color="#272727" style:text-outline="false" style:font-name="Lucida Grande" fo:language="en" fo:country="US"/>
    </style:style>
    <style:style style:name="T41" style:family="text">
      <style:text-properties fo:color="#272727" style:text-outline="false" style:font-name="Lucida Grande" style:font-name-asian="Lucida Grande1" style:font-name-complex="Lucida Grande1"/>
    </style:style>
    <style:style style:name="T42" style:family="text">
      <style:text-properties fo:color="#272727" style:text-outline="false" style:font-name="Lucida Grande" fo:language="es" fo:country="ES"/>
    </style:style>
    <style:style style:name="T43" style:family="text">
      <style:text-properties fo:color="#272727" style:text-outline="false" style:font-name="Lucida Grande" fo:font-size="12pt" fo:language="en" fo:country="US" style:text-underline-style="solid" style:text-underline-width="auto" style:text-underline-color="#000000" fo:font-weight="bold" style:font-size-asian="12pt" style:font-weight-asian="bold" style:font-size-complex="12pt" style:font-weight-complex="bold"/>
    </style:style>
    <style:style style:name="T44" style:family="text">
      <style:text-properties fo:color="#272727" style:text-outline="false" style:font-name="Lucida Grande" fo:font-size="12pt" style:text-underline-style="solid" style:text-underline-width="auto" style:text-underline-color="#000000" fo:font-weight="bold" style:font-name-asian="Lucida Grande1" style:font-size-asian="12pt" style:font-weight-asian="bold" style:font-name-complex="Lucida Grande1" style:font-size-complex="12pt" style:font-weight-complex="bold"/>
    </style:style>
    <style:style style:name="T45" style:family="text">
      <style:text-properties style:text-position="super 58%" style:font-name="Lucida Grande"/>
    </style:style>
    <style:style style:name="T46" style:family="text">
      <style:text-properties style:text-position="super 58%" style:font-name="Lucida Grande" fo:language="en" fo:country="US"/>
    </style:style>
    <style:style style:name="T47" style:family="text">
      <style:text-properties style:text-position="super 58%" style:font-name="Lucida Grande" style:font-name-asian="Lucida Grande1" style:font-name-complex="Lucida Grande1"/>
    </style:style>
    <style:style style:name="T48" style:family="text">
      <style:text-properties fo:color="#7e504f" style:text-outline="false" style:font-name="Monaco" fo:font-size="11pt" style:font-size-asian="11pt" style:font-size-complex="11pt"/>
    </style:style>
    <style:style style:name="T49" style:family="text">
      <style:text-properties fo:color="#7e504f" style:text-outline="false" style:font-name="Monaco" fo:font-size="11pt" fo:language="da" fo:country="DK" style:font-size-asian="11pt" style:font-size-complex="11pt"/>
    </style:style>
    <style:style style:name="T50" style:family="text">
      <style:text-properties fo:color="#7e504f" style:text-outline="false" style:font-name="Monaco" fo:font-size="11pt" fo:language="it" fo:country="IT" style:font-size-asian="11pt" style:font-size-complex="11pt"/>
    </style:style>
    <style:style style:name="T51" style:family="text">
      <style:text-properties fo:color="#7e504f" style:text-outline="false" style:font-name="Monaco" fo:font-size="11pt" fo:language="en" fo:country="US" style:font-size-asian="11pt" style:font-size-complex="11pt"/>
    </style:style>
    <style:style style:name="T52" style:family="text">
      <style:text-properties fo:color="#0226cb" style:text-outline="false" style:font-name="Monaco" fo:font-size="11pt" style:font-size-asian="11pt" style:font-size-complex="11pt"/>
    </style:style>
    <style:style style:name="T53" style:family="text">
      <style:text-properties fo:color="#0226cb" style:text-outline="false" style:font-name="Monaco" fo:font-size="11pt" fo:language="en" fo:country="US" style:font-size-asian="11pt" style:font-size-complex="11pt"/>
    </style:style>
    <style:style style:name="T54" style:family="text">
      <style:text-properties fo:color="#000000" style:text-outline="false" style:font-name="Monaco" fo:font-size="11pt" style:font-name-asian="Monaco1" style:font-size-asian="11pt" style:font-name-complex="Monaco1" style:font-size-complex="11pt"/>
    </style:style>
    <style:style style:name="T55" style:family="text">
      <style:text-properties fo:color="#000000" style:text-outline="false" style:font-name="Monaco" fo:font-size="11pt" style:font-size-asian="11pt" style:font-size-complex="11pt"/>
    </style:style>
    <style:style style:name="T56" style:family="text">
      <style:text-properties fo:color="#000000" style:text-outline="false" style:font-name="Monaco" fo:font-size="11pt" fo:language="it" fo:country="IT" style:font-size-asian="11pt" style:font-size-complex="11pt"/>
    </style:style>
    <style:style style:name="T57" style:family="text">
      <style:text-properties fo:color="#3933ff" style:text-outline="false" style:font-name="Monaco" fo:font-size="11pt" fo:language="en" fo:country="US" style:font-size-asian="11pt" style:font-size-complex="11pt"/>
    </style:style>
    <style:style style:name="T58" style:family="text">
      <style:text-properties fo:color="#333333" style:text-outline="false" style:font-name="Monaco" fo:font-size="11pt" style:font-name-asian="Monaco1" style:font-size-asian="11pt" style:font-name-complex="Monaco1" style:font-size-complex="11pt"/>
    </style:style>
    <style:style style:name="T59" style:family="text">
      <style:text-properties fo:color="#0000c8" style:text-outline="false" style:font-name="Courier" fo:font-size="10pt" fo:language="en" fo:country="US" style:font-size-asian="10pt" style:font-size-complex="10pt"/>
    </style:style>
    <style:style style:name="T60" style:family="text">
      <style:text-properties fo:color="#444444" style:text-outline="false" style:font-name="Courier" fo:font-size="10pt" style:font-name-asian="Courier1" style:font-size-asian="10pt" style:font-name-complex="Courier1" style:font-size-complex="10pt"/>
    </style:style>
    <style:style style:name="T61" style:family="text">
      <style:text-properties fo:color="#444444" style:text-outline="false" style:font-name="Courier" fo:font-size="10pt" style:font-size-asian="10pt" style:font-size-complex="10pt"/>
    </style:style>
    <style:style style:name="T62" style:family="text">
      <style:text-properties fo:color="#444444" style:text-outline="false" style:font-name="Courier" fo:font-size="10pt" fo:language="en" fo:country="US" style:font-size-asian="10pt" style:font-size-complex="10pt"/>
    </style:style>
    <style:style style:name="T63" style:family="text">
      <style:text-properties style:font-name="SignPainter-HouseScript" fo:font-size="17pt" fo:language="en" fo:country="US" style:font-name-asian="SignPainter-HouseScript1" style:font-size-asian="17pt" style:font-name-complex="SignPainter-HouseScript1" style:font-size-complex="17pt"/>
    </style:style>
    <style:style style:name="T64" style:family="text">
      <style:text-properties style:font-name="SignPainter-HouseScript" fo:font-size="22pt" fo:language="en" fo:country="US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span text:style-name="T1">Compact Number Formatting</text:span></text:p>
      <text:p text:style-name="P10"/>
      <text:list xml:id="list874554221011844028" text:style-name="WWNum1">
        <text:list-item>
          <text:p text:style-name="P11"><text:span text:style-name="T4">Java 12 extends number formatting APIs to provide support for locale-sensitive compact number formatting.</text:span><text:span text:style-name="T7"><text:line-break/></text:span></text:p>
        </text:list-item>
        <text:list-item>
          <text:p text:style-name="P11"><text:span text:style-name="T4">Now, numbers like 1000 (for example) can be formatted as “1K” (short style) or “1 thousand” (long style).</text:span><text:span text:style-name="T7"><text:line-break/></text:span></text:p>
        </text:list-item>
        <text:list-item>
          <text:p text:style-name="P11"><text:span text:style-name="T4">CompactNumberFormat is a concrete subclass of NumberFormat that formats a decimal number in its compact form.</text:span><text:span text:style-name="T7"><text:line-break/></text:span></text:p>
        </text:list-item>
        <text:list-item>
          <text:p text:style-name="P11"><text:span text:style-name="T4">This class is based on SPI Pattern I.e. we don’t need to directly use this class but instead we can get its instance via new factory methods of NumberFormat. </text:span></text:p>
        </text:list-item>
      </text:list>
      <text:p text:style-name="P13"/>
      <text:p text:style-name="P13"/>
      <text:p text:style-name="Body"><text:span text:style-name="T8">New enum NumberFormat.Style</text:span></text:p>
      <text:p text:style-name="P14"/>
      <text:p text:style-name="Body"><text:span text:style-name="T4">This enum represents the style for formatting a number within a given NumberFormat instance.</text:span></text:p>
      <text:p text:style-name="P12"/>
      <text:p text:style-name="Body"><text:span text:style-name="T4"><text:s/>public enum Style {</text:span></text:p>
      <text:p text:style-name="P12"/>
      <text:p text:style-name="Body"><text:span text:style-name="T5"><text:tab/>SHORT,</text:span></text:p>
      <text:p text:style-name="Body"><text:span text:style-name="T5"><text:tab/>LONG</text:span></text:p>
      <text:p text:style-name="P12"/>
      <text:p text:style-name="Body"><text:span text:style-name="T4">} </text:span></text:p>
      <text:p text:style-name="P13"/>
      <text:p text:style-name="P13"/>
      <text:p text:style-name="Body"><text:span text:style-name="T10">For example :</text:span></text:p>
      <text:p text:style-name="P13"/>
      <text:p text:style-name="P1"><text:span text:style-name="T12">NumberFormatter formatter = NumberFormat.getCompactNumberInstance(Locale.US,</text:span><text:span text:style-name="T13"><text:line-break/><text:tab/><text:tab/><text:tab/><text:tab/><text:tab/><text:tab/><text:tab/><text:tab/><text:tab/></text:span><text:span text:style-name="T12">NumberFormat.Style.SHORT)</text:span></text:p>
      <text:p text:style-name="P2"/>
      <text:p text:style-name="P1"><text:span text:style-name="T12">String formattedString = formatter.format(25000L) <text:s text:c="7"/>// 25K</text:span></text:p>
      <text:p text:style-name="P3"/>
      <text:p text:style-name="P3"/>
      <text:p text:style-name="Body"><text:span text:style-name="T8">Constructor Details</text:span><text:span text:style-name="T4"> </text:span></text:p>
      <text:p text:style-name="Body"/>
      <text:p text:style-name="P1"><text:span text:style-name="T19">public</text:span><text:span text:style-name="T26"> CompactNumberFormat</text:span><text:span text:style-name="T29">​(String decimalPattern,</text:span></text:p>
      <text:p text:style-name="P1"><text:span text:style-name="T31"><text:s text:c="8"/>DecimalFormatSymbols symbols,</text:span></text:p>
      <text:p text:style-name="P1"><text:span text:style-name="T26"><text:s text:c="8"/>String[] compactPatterns)</text:span></text:p>
      <text:p text:style-name="P4"/>
      <text:p text:style-name="Body"><text:span text:style-name="T4">Creates a</text:span><text:span text:style-name="T3"> </text:span><text:span text:style-name="T4">CompactNumberFormat</text:span><text:span text:style-name="T3"> </text:span><text:span text:style-name="T4">using the given decimal pattern, decimal format symbols and compact patterns. </text:span></text:p>
      <text:p text:style-name="P12"/>
      <text:p text:style-name="Body"><text:span text:style-name="T4">To obtain the instance of</text:span><text:span text:style-name="T3"> </text:span><text:span text:style-name="T4">CompactNumberFormat</text:span><text:span text:style-name="T3"> </text:span><text:span text:style-name="T4">with the standard compact patterns for a</text:span><text:span text:style-name="T3"> </text:span><text:span text:style-name="T14">Locale</text:span><text:span text:style-name="T3"> and </text:span><text:span text:style-name="T4">Style, it is recommended to use the factory methods given by</text:span><text:span text:style-name="T3"> </text:span><text:span text:style-name="T4">NumberFormat</text:span><text:span text:style-name="T3"> </text:span><text:span text:style-name="T4">for compact number formatting. For example,</text:span><text:span text:style-name="T3"> </text:span><text:span text:style-name="T4">NumberFormat.getCompactNumberInstance(Locale, Style).</text:span></text:p>
      <text:p text:style-name="P12"/>
      <text:p text:style-name="Body"><text:span text:style-name="T15">Parameters</text:span><text:span text:style-name="T3">:</text:span></text:p>
      <text:p text:style-name="P12"/>
      <text:p text:style-name="Body"><text:span text:style-name="T3">decimalPattern </text:span><text:span text:style-name="T4">- a decimal pattern for general number formatting</text:span></text:p>
      <text:p text:style-name="P12"/>
      <text:p text:style-name="Body"><text:span text:style-name="T15">symbols</text:span><text:span text:style-name="T3"> </text:span><text:span text:style-name="T4">- the set of symbols to be used</text:span></text:p>
      <text:p text:style-name="P12"/>
      <text:p text:style-name="Body"><text:span text:style-name="T4">compactPatterns</text:span><text:span text:style-name="T3"> </text:span><text:span text:style-name="T4">- an array of compact number patterns.</text:span></text:p>
      <text:p text:style-name="P12"/>
      <text:p text:style-name="Body"><text:span text:style-name="T4">Throws:</text:span></text:p>
      <text:p text:style-name="P12"><text:soft-page-break/></text:p>
      <text:p text:style-name="Body"><text:span text:style-name="T4">NullPointerException - if any of the given arguments is</text:span><text:span text:style-name="T3"> </text:span><text:span text:style-name="T14">null</text:span></text:p>
      <text:p text:style-name="P12"/>
      <text:p text:style-name="Body"><text:span text:style-name="T4">IllegalArgumentException - if the given</text:span><text:span text:style-name="T3"> decimalPattern </text:span><text:span text:style-name="T4">or the</text:span><text:span text:style-name="T3"> </text:span><text:span text:style-name="T4">compactPatterns</text:span><text:span text:style-name="T3"> </text:span><text:span text:style-name="T4">array contains an invalid pattern or if a</text:span><text:span text:style-name="T3"> </text:span><text:span text:style-name="T14">null</text:span><text:span text:style-name="T3"> </text:span><text:span text:style-name="T4">appears in the array of compact patterns</text:span></text:p>
      <text:p text:style-name="P3"/>
      <text:p text:style-name="Body"><text:span text:style-name="T8">Compact Number Patterns</text:span></text:p>
      <text:p text:style-name="P13"/>
      <text:p text:style-name="Body"><text:span text:style-name="T40">The compact number patterns are represented in a series of patterns where each pattern is used to format a range of numbers. </text:span></text:p>
      <text:p text:style-name="P17"/>
      <text:p text:style-name="Body"><text:span text:style-name="T40">An example of SHORT styled compact number patterns for the US locale is {</text:span><text:span text:style-name="T42">"", "", "", "0K", "00K", "000K", "0M", "00M", "000M", "0B", "00B", "000B", "0T", "00T", </text:span><text:span text:style-name="T40">“</text:span><text:span text:style-name="T39">000T</text:span><text:span text:style-name="T40">”} , ranging from </text:span><text:span text:style-name="T3">10</text:span><text:span text:style-name="T45">0</text:span><text:span text:style-name="T3"> to 10</text:span><text:span text:style-name="T45">14</text:span><text:span text:style-name="T46">.</text:span></text:p>
      <text:p text:style-name="P19"/>
      <text:p text:style-name="Body"><text:span text:style-name="T4">Pattern at index 3 (“0K”) is used for formatting number &gt;= 1000 and number &lt; 10000, pattern at index 4 (“00K”) is used for formatting number &gt;=10000 and number &lt;100000 so on and so forth.</text:span></text:p>
      <text:p text:style-name="P12"/>
      <text:p text:style-name="Body"><text:span text:style-name="T4">In most of the locales, patterns with range </text:span><text:span text:style-name="T3">10</text:span><text:span text:style-name="T45">0</text:span><text:span text:style-name="T16">-10</text:span><text:span text:style-name="T45">2</text:span><text:span text:style-name="T4"> are empty strings, which implicitly means a special pattern “0”.</text:span></text:p>
      <text:p text:style-name="P12"/>
      <text:p text:style-name="P13"/>
      <text:p text:style-name="Body"><text:span text:style-name="T8">Compact Formatting</text:span></text:p>
      <text:p text:style-name="P14"/>
      <text:p text:style-name="P1"><text:span text:style-name="T21">import</text:span><text:span text:style-name="T25"> java.text.NumberFormat;</text:span></text:p>
      <text:p text:style-name="P1"><text:span text:style-name="T21">import</text:span><text:span text:style-name="T25"> java.util.List;</text:span></text:p>
      <text:p text:style-name="P1"><text:span text:style-name="T21">import</text:span><text:span text:style-name="T25"> java.util.Locale;</text:span></text:p>
      <text:p text:style-name="P1"><text:span text:style-name="T21">import</text:span><text:span text:style-name="T25"> java.util.stream.IntStream;</text:span></text:p>
      <text:p text:style-name="P4"/>
      <text:p text:style-name="P1"><text:span text:style-name="T20">public</text:span><text:span text:style-name="T32"> </text:span><text:span text:style-name="T22">class</text:span><text:span text:style-name="T27"> CompactNumberFormatExample {</text:span></text:p>
      <text:p text:style-name="P1"><text:span text:style-name="T30"><text:tab/></text:span><text:span text:style-name="T19">public</text:span><text:span text:style-name="T25"> </text:span><text:span text:style-name="T21">static</text:span><text:span text:style-name="T25"> </text:span><text:span text:style-name="T18">void</text:span><text:span text:style-name="T26"> main(String[] </text:span><text:span text:style-name="T49">args</text:span><text:span text:style-name="T25">) {</text:span></text:p>
      <text:p text:style-name="P1"><text:span text:style-name="T34"><text:tab/><text:tab/>formatForLocale(Locale.</text:span><text:span text:style-name="T52">US</text:span><text:span text:style-name="T35">);</text:span></text:p>
      <text:p text:style-name="P1"><text:span text:style-name="T30"><text:tab/>}</text:span></text:p>
      <text:p text:style-name="P4"/>
      <text:p text:style-name="P1"><text:span text:style-name="T30"><text:tab/></text:span><text:span text:style-name="T18">private</text:span><text:span text:style-name="T25"> </text:span><text:span text:style-name="T21">static</text:span><text:span text:style-name="T25"> </text:span><text:span text:style-name="T18">void</text:span><text:span text:style-name="T35"> formatForLocale(Locale </text:span><text:span text:style-name="T50">locale</text:span><text:span text:style-name="T25">) {</text:span></text:p>
      <text:p text:style-name="P1"><text:span text:style-name="T36"><text:tab/><text:tab/>List&lt;Integer&gt; </text:span><text:span text:style-name="T51">numbers</text:span><text:span text:style-name="T25"> = List.</text:span><text:span text:style-name="T28">of</text:span><text:span text:style-name="T25">(1000, 1000000, 1000000000);</text:span></text:p>
      <text:p text:style-name="P1"><text:span text:style-name="T54"><text:tab/><text:tab/>System.</text:span><text:span text:style-name="T53">out</text:span><text:span text:style-name="T55">.printf(</text:span><text:span text:style-name="T57">"-- SHORT format for locale=%s --%n"</text:span><text:span text:style-name="T55">, </text:span><text:span text:style-name="T50">locale</text:span><text:span text:style-name="T56">);</text:span></text:p>
      <text:p text:style-name="P1"><text:span text:style-name="T30"><text:tab/><text:tab/></text:span><text:span text:style-name="T51">numbers</text:span><text:span text:style-name="T26">.stream().forEach((</text:span><text:span text:style-name="T48">num</text:span><text:span text:style-name="T25">) -&gt; {</text:span></text:p>
      <text:p text:style-name="P1"><text:span text:style-name="T30"><text:tab/><text:tab/><text:tab/>NumberFormat </text:span><text:span text:style-name="T48">nf</text:span><text:span text:style-name="T26"> = NumberFormat.getCompactNumberInstance(</text:span><text:span text:style-name="T50">locale</text:span><text:span text:style-name="T25">, NumberFormat.</text:span><text:span text:style-name="T37">Style</text:span><text:span text:style-name="T31">.SHORT);</text:span></text:p>
      <text:p text:style-name="P1"><text:span text:style-name="T30"><text:tab/><text:tab/><text:tab/>String </text:span><text:span text:style-name="T51">format</text:span><text:span text:style-name="T25"> = </text:span><text:span text:style-name="T48">nf</text:span><text:span text:style-name="T35">.format(</text:span><text:span text:style-name="T48">num</text:span><text:span text:style-name="T35">);</text:span></text:p>
      <text:p text:style-name="P1"><text:span text:style-name="T30"><text:tab/><text:tab/><text:tab/>System.</text:span><text:span text:style-name="T53">out</text:span><text:span text:style-name="T25">.println(</text:span><text:span text:style-name="T51">format</text:span><text:span text:style-name="T35">);</text:span></text:p>
      <text:p text:style-name="P1"><text:span text:style-name="T34"><text:tab/><text:tab/>});</text:span></text:p>
      <text:p text:style-name="P1"><text:span text:style-name="T54"><text:tab/><text:tab/>System.</text:span><text:span text:style-name="T53">out</text:span><text:span text:style-name="T55">.printf(</text:span><text:span text:style-name="T57">"-- LONG format for locale=%s --%n"</text:span><text:span text:style-name="T55">, </text:span><text:span text:style-name="T50">locale</text:span><text:span text:style-name="T56">);</text:span></text:p>
      <text:p text:style-name="P1"><text:span text:style-name="T30"><text:tab/><text:tab/></text:span><text:span text:style-name="T51">numbers</text:span><text:span text:style-name="T26">.stream().forEach((</text:span><text:span text:style-name="T48">num</text:span><text:span text:style-name="T25">) -&gt; {</text:span></text:p>
      <text:p text:style-name="P1"><text:span text:style-name="T30"><text:tab/><text:tab/><text:tab/>NumberFormat </text:span><text:span text:style-name="T48">nf</text:span><text:span text:style-name="T26"> = NumberFormat.getCompactNumberInstance(</text:span><text:span text:style-name="T50">locale</text:span><text:span text:style-name="T25">, NumberFormat.</text:span><text:span text:style-name="T37">Style</text:span><text:span text:style-name="T29">.LONG);</text:span></text:p>
      <text:p text:style-name="P1"><text:span text:style-name="T30"><text:tab/><text:tab/><text:tab/>String </text:span><text:span text:style-name="T51">format</text:span><text:span text:style-name="T25"> = </text:span><text:span text:style-name="T48">nf</text:span><text:span text:style-name="T35">.format(</text:span><text:span text:style-name="T48">num</text:span><text:span text:style-name="T35">);</text:span></text:p>
      <text:p text:style-name="P1"><text:span text:style-name="T30"><text:tab/><text:tab/><text:tab/>System.</text:span><text:span text:style-name="T53">out</text:span><text:span text:style-name="T25">.println(</text:span><text:span text:style-name="T51">format</text:span><text:span text:style-name="T35">);</text:span></text:p>
      <text:p text:style-name="P1"><text:span text:style-name="T34"><text:tab/><text:tab/>});</text:span></text:p>
      <text:p text:style-name="P1"><text:span text:style-name="T30"><text:tab/>}</text:span></text:p>
      <text:p text:style-name="P1"><text:span text:style-name="T25">}</text:span></text:p>
      <text:p text:style-name="P5"/>
      <text:p text:style-name="Body"><text:span text:style-name="T43">Output :</text:span></text:p>
      <text:p text:style-name="P18"/>
      <text:p text:style-name="P18"><text:soft-page-break/></text:p>
      <text:p text:style-name="P7"><text:span text:style-name="T59">-- SHORT format for locale=en_US --</text:span></text:p>
      <text:p text:style-name="P7"><text:span text:style-name="T61">1K</text:span></text:p>
      <text:p text:style-name="P7"><text:span text:style-name="T61">1M</text:span></text:p>
      <text:p text:style-name="P7"><text:span text:style-name="T61">1B</text:span></text:p>
      <text:p text:style-name="P7"><text:span text:style-name="T59">-- LONG format for locale=en_US --</text:span></text:p>
      <text:p text:style-name="P7"><text:span text:style-name="T62">1 thousand</text:span></text:p>
      <text:p text:style-name="P7"><text:span text:style-name="T61">1 million</text:span></text:p>
      <text:p text:style-name="P7"><text:span text:style-name="T61">1 billion</text:span></text:p>
      <text:p text:style-name="P8"/>
      <text:p text:style-name="P8"/>
      <text:p text:style-name="Body"><text:span text:style-name="T8">Rounding</text:span></text:p>
      <text:p text:style-name="P14"/>
      <text:p text:style-name="Body"><text:span text:style-name="T4">CompactNumberFormat provides rounding modes defined in RoundingMode for formatting. By default, it uses RoundingMode.HALF_EVEN.</text:span></text:p>
      <text:p text:style-name="P13"/>
      <text:p text:style-name="P1"><text:span text:style-name="T21">import</text:span><text:span text:style-name="T25"> java.text.NumberFormat;</text:span></text:p>
      <text:p text:style-name="P1"><text:span text:style-name="T21">import</text:span><text:span text:style-name="T25"> java.util.List;</text:span></text:p>
      <text:p text:style-name="P1"><text:span text:style-name="T21">import</text:span><text:span text:style-name="T25"> java.util.Locale;</text:span></text:p>
      <text:p text:style-name="P4"/>
      <text:p text:style-name="P1"><text:span text:style-name="T20">public</text:span><text:span text:style-name="T32"> </text:span><text:span text:style-name="T22">class</text:span><text:span text:style-name="T27"> CompactNumberFormatDefaultRounding {</text:span></text:p>
      <text:p text:style-name="P1"><text:span text:style-name="T30"><text:tab/></text:span><text:span text:style-name="T19">public</text:span><text:span text:style-name="T25"> </text:span><text:span text:style-name="T21">static</text:span><text:span text:style-name="T25"> </text:span><text:span text:style-name="T18">void</text:span><text:span text:style-name="T26"> main(String[] </text:span><text:span text:style-name="T49">args</text:span><text:span text:style-name="T25">) {</text:span></text:p>
      <text:p text:style-name="P1"><text:span text:style-name="T34"><text:tab/><text:tab/>formatForLocale(Locale.</text:span><text:span text:style-name="T52">US</text:span><text:span text:style-name="T35">);</text:span></text:p>
      <text:p text:style-name="P1"><text:span text:style-name="T30"><text:tab/>}</text:span></text:p>
      <text:p text:style-name="P4"/>
      <text:p text:style-name="P1"><text:span text:style-name="T30"><text:tab/></text:span><text:span text:style-name="T18">private</text:span><text:span text:style-name="T25"> </text:span><text:span text:style-name="T21">static</text:span><text:span text:style-name="T25"> </text:span><text:span text:style-name="T18">void</text:span><text:span text:style-name="T35"> formatForLocale(Locale </text:span><text:span text:style-name="T50">locale</text:span><text:span text:style-name="T25">) {</text:span></text:p>
      <text:p text:style-name="P1"><text:span text:style-name="T36"><text:tab/><text:tab/>List&lt;Integer&gt; </text:span><text:span text:style-name="T51">numbers</text:span><text:span text:style-name="T25"> = List.</text:span><text:span text:style-name="T28">of</text:span><text:span text:style-name="T25">(1500, 1500000, 1200000000);</text:span></text:p>
      <text:p text:style-name="P1"><text:span text:style-name="T54"><text:tab/><text:tab/>System.</text:span><text:span text:style-name="T53">out</text:span><text:span text:style-name="T55">.printf(</text:span><text:span text:style-name="T57">"-- SHORT format for locale=%s --%n"</text:span><text:span text:style-name="T55">, </text:span><text:span text:style-name="T50">locale</text:span><text:span text:style-name="T56">);</text:span></text:p>
      <text:p text:style-name="P1"><text:span text:style-name="T30"><text:tab/><text:tab/></text:span><text:span text:style-name="T51">numbers</text:span><text:span text:style-name="T26">.stream().forEach((</text:span><text:span text:style-name="T48">num</text:span><text:span text:style-name="T25">) -&gt; {</text:span></text:p>
      <text:p text:style-name="P1"><text:span text:style-name="T30"><text:tab/><text:tab/><text:tab/>NumberFormat </text:span><text:span text:style-name="T48">nf</text:span><text:span text:style-name="T26"> = NumberFormat.getCompactNumberInstance(</text:span><text:span text:style-name="T50">locale</text:span><text:span text:style-name="T25">, NumberFormat.</text:span><text:span text:style-name="T37">Style</text:span><text:span text:style-name="T31">.SHORT);</text:span></text:p>
      <text:p text:style-name="P1"><text:span text:style-name="T30"><text:tab/><text:tab/><text:tab/>String </text:span><text:span text:style-name="T51">format</text:span><text:span text:style-name="T25"> = </text:span><text:span text:style-name="T48">nf</text:span><text:span text:style-name="T35">.format(</text:span><text:span text:style-name="T48">num</text:span><text:span text:style-name="T35">);</text:span></text:p>
      <text:p text:style-name="P1"><text:span text:style-name="T30"><text:tab/><text:tab/><text:tab/>System.</text:span><text:span text:style-name="T53">out</text:span><text:span text:style-name="T25">.println(</text:span><text:span text:style-name="T51">format</text:span><text:span text:style-name="T35">);</text:span></text:p>
      <text:p text:style-name="P1"><text:span text:style-name="T34"><text:tab/><text:tab/>});</text:span></text:p>
      <text:p text:style-name="P1"><text:span text:style-name="T54"><text:tab/><text:tab/>System.</text:span><text:span text:style-name="T53">out</text:span><text:span text:style-name="T55">.printf(</text:span><text:span text:style-name="T57">"-- LONG format for locale=%s --%n"</text:span><text:span text:style-name="T55">, </text:span><text:span text:style-name="T50">locale</text:span><text:span text:style-name="T56">);</text:span></text:p>
      <text:p text:style-name="P1"><text:span text:style-name="T30"><text:tab/><text:tab/></text:span><text:span text:style-name="T51">numbers</text:span><text:span text:style-name="T26">.stream().forEach((</text:span><text:span text:style-name="T48">num</text:span><text:span text:style-name="T25">) -&gt; {</text:span></text:p>
      <text:p text:style-name="P1"><text:span text:style-name="T30"><text:tab/><text:tab/><text:tab/>NumberFormat </text:span><text:span text:style-name="T48">nf</text:span><text:span text:style-name="T26"> = NumberFormat.getCompactNumberInstance(</text:span><text:span text:style-name="T50">locale</text:span><text:span text:style-name="T25">, NumberFormat.</text:span><text:span text:style-name="T37">Style</text:span><text:span text:style-name="T29">.LONG);</text:span></text:p>
      <text:p text:style-name="P1"><text:span text:style-name="T30"><text:tab/><text:tab/><text:tab/>String </text:span><text:span text:style-name="T51">format</text:span><text:span text:style-name="T25"> = </text:span><text:span text:style-name="T48">nf</text:span><text:span text:style-name="T35">.format(</text:span><text:span text:style-name="T48">num</text:span><text:span text:style-name="T35">);</text:span></text:p>
      <text:p text:style-name="P1"><text:span text:style-name="T30"><text:tab/><text:tab/><text:tab/>System.</text:span><text:span text:style-name="T53">out</text:span><text:span text:style-name="T25">.println(</text:span><text:span text:style-name="T51">format</text:span><text:span text:style-name="T35">);</text:span></text:p>
      <text:p text:style-name="P1"><text:span text:style-name="T34"><text:tab/><text:tab/>});</text:span></text:p>
      <text:p text:style-name="P1"><text:span text:style-name="T30"><text:tab/>}</text:span></text:p>
      <text:p text:style-name="P1"><text:span text:style-name="T25">}</text:span></text:p>
      <text:p text:style-name="P4"/>
      <text:p text:style-name="P4"/>
      <text:p text:style-name="P14"/>
      <text:p text:style-name="P14"/>
      <text:p text:style-name="Body"><text:span text:style-name="T43">Output :</text:span></text:p>
      <text:p text:style-name="P4"/>
      <text:p text:style-name="P7"><text:span text:style-name="T59">-- SHORT format for locale=en_US --</text:span></text:p>
      <text:p text:style-name="P7"><text:span text:style-name="T61">2K</text:span></text:p>
      <text:p text:style-name="P7"><text:span text:style-name="T61">2M</text:span></text:p>
      <text:p text:style-name="P7"><text:span text:style-name="T61">1B</text:span></text:p>
      <text:p text:style-name="P7"><text:span text:style-name="T59">-- LONG format for locale=en_US --</text:span></text:p>
      <text:p text:style-name="P7"><text:soft-page-break/><text:span text:style-name="T62">2 thousand</text:span></text:p>
      <text:p text:style-name="P7"><text:span text:style-name="T61">2 million</text:span></text:p>
      <text:p text:style-name="P7"><text:span text:style-name="T61">1 billion</text:span></text:p>
      <text:p text:style-name="P8"/>
      <text:p text:style-name="P13"/>
      <text:p text:style-name="Body"><text:span text:style-name="T4">We can set rounding mode by calling NumberFormat.setRoundingMode(RoundingMode).</text:span></text:p>
      <text:p text:style-name="P13"/>
      <text:p text:style-name="P1"><text:span text:style-name="T21">import</text:span><text:span text:style-name="T26"> java.math.RoundingMode;</text:span></text:p>
      <text:p text:style-name="P1"><text:span text:style-name="T21">import</text:span><text:span text:style-name="T25"> java.text.NumberFormat;</text:span></text:p>
      <text:p text:style-name="P1"><text:span text:style-name="T21">import</text:span><text:span text:style-name="T25"> java.util.List;</text:span></text:p>
      <text:p text:style-name="P1"><text:span text:style-name="T21">import</text:span><text:span text:style-name="T25"> java.util.Locale;</text:span></text:p>
      <text:p text:style-name="P4"/>
      <text:p text:style-name="P1"><text:span text:style-name="T20">public</text:span><text:span text:style-name="T32"> </text:span><text:span text:style-name="T22">class</text:span><text:span text:style-name="T32"> </text:span><text:span text:style-name="T28">CompactNumberFormatExplicitRounding</text:span><text:span text:style-name="T32"> {</text:span></text:p>
      <text:p text:style-name="P1"><text:span text:style-name="T30"><text:tab/></text:span><text:span text:style-name="T19">public</text:span><text:span text:style-name="T25"> </text:span><text:span text:style-name="T21">static</text:span><text:span text:style-name="T25"> </text:span><text:span text:style-name="T18">void</text:span><text:span text:style-name="T26"> main(String[] </text:span><text:span text:style-name="T49">args</text:span><text:span text:style-name="T25">) {</text:span></text:p>
      <text:p text:style-name="P1"><text:span text:style-name="T34"><text:tab/><text:tab/>formatForLocale(Locale.</text:span><text:span text:style-name="T52">US</text:span><text:span text:style-name="T35">);</text:span></text:p>
      <text:p text:style-name="P1"><text:span text:style-name="T30"><text:tab/>}</text:span></text:p>
      <text:p text:style-name="P4"/>
      <text:p text:style-name="P1"><text:span text:style-name="T30"><text:tab/></text:span><text:span text:style-name="T18">private</text:span><text:span text:style-name="T25"> </text:span><text:span text:style-name="T21">static</text:span><text:span text:style-name="T25"> </text:span><text:span text:style-name="T18">void</text:span><text:span text:style-name="T35"> formatForLocale(Locale </text:span><text:span text:style-name="T50">locale</text:span><text:span text:style-name="T25">) {</text:span></text:p>
      <text:p text:style-name="P1"><text:span text:style-name="T36"><text:tab/><text:tab/>List&lt;Integer&gt; </text:span><text:span text:style-name="T51">numbers</text:span><text:span text:style-name="T25"> = List.</text:span><text:span text:style-name="T28">of</text:span><text:span text:style-name="T25">(1500, 1500000, 1200000000);</text:span></text:p>
      <text:p text:style-name="P1"><text:span text:style-name="T54"><text:tab/><text:tab/>System.</text:span><text:span text:style-name="T53">out</text:span><text:span text:style-name="T55">.printf(</text:span><text:span text:style-name="T57">"-- SHORT format for locale=%s --%n"</text:span><text:span text:style-name="T55">, </text:span><text:span text:style-name="T50">locale</text:span><text:span text:style-name="T56">);</text:span></text:p>
      <text:p text:style-name="P1"><text:span text:style-name="T30"><text:tab/><text:tab/></text:span><text:span text:style-name="T51">numbers</text:span><text:span text:style-name="T26">.stream().forEach((</text:span><text:span text:style-name="T48">num</text:span><text:span text:style-name="T25">) -&gt; {</text:span></text:p>
      <text:p text:style-name="P1"><text:span text:style-name="T30"><text:tab/><text:tab/><text:tab/>NumberFormat </text:span><text:span text:style-name="T48">nf</text:span><text:span text:style-name="T26"> = NumberFormat.getCompactNumberInstance(</text:span><text:span text:style-name="T50">locale</text:span><text:span text:style-name="T25">, NumberFormat.</text:span><text:span text:style-name="T37">Style</text:span><text:span text:style-name="T31">.SHORT);</text:span></text:p>
      <text:p text:style-name="P1"><text:span text:style-name="T30"><text:tab/><text:tab/><text:tab/></text:span><text:span text:style-name="T48">nf</text:span><text:span text:style-name="T26">.setRoundingMode(RoundingMode.</text:span><text:span text:style-name="T53">HALF_DOWN</text:span><text:span text:style-name="T35">);</text:span></text:p>
      <text:p text:style-name="P1"><text:span text:style-name="T30"><text:tab/><text:tab/><text:tab/>String </text:span><text:span text:style-name="T51">format</text:span><text:span text:style-name="T25"> = </text:span><text:span text:style-name="T48">nf</text:span><text:span text:style-name="T35">.format(</text:span><text:span text:style-name="T48">num</text:span><text:span text:style-name="T35">);</text:span></text:p>
      <text:p text:style-name="P1"><text:span text:style-name="T30"><text:tab/><text:tab/><text:tab/>System.</text:span><text:span text:style-name="T53">out</text:span><text:span text:style-name="T25">.println(</text:span><text:span text:style-name="T51">format</text:span><text:span text:style-name="T35">);</text:span></text:p>
      <text:p text:style-name="P1"><text:span text:style-name="T34"><text:tab/><text:tab/>});</text:span></text:p>
      <text:p text:style-name="P1"><text:span text:style-name="T54"><text:tab/><text:tab/>System.</text:span><text:span text:style-name="T53">out</text:span><text:span text:style-name="T55">.printf(</text:span><text:span text:style-name="T57">"-- LONG format for locale=%s --%n"</text:span><text:span text:style-name="T55">, </text:span><text:span text:style-name="T50">locale</text:span><text:span text:style-name="T56">);</text:span></text:p>
      <text:p text:style-name="P1"><text:span text:style-name="T30"><text:tab/><text:tab/></text:span><text:span text:style-name="T51">numbers</text:span><text:span text:style-name="T26">.stream().forEach((</text:span><text:span text:style-name="T48">num</text:span><text:span text:style-name="T25">) -&gt; {</text:span></text:p>
      <text:p text:style-name="P1"><text:span text:style-name="T30"><text:tab/><text:tab/><text:tab/>NumberFormat </text:span><text:span text:style-name="T48">nf</text:span><text:span text:style-name="T26"> = NumberFormat.getCompactNumberInstance(</text:span><text:span text:style-name="T50">locale</text:span><text:span text:style-name="T25">, NumberFormat.</text:span><text:span text:style-name="T37">Style</text:span><text:span text:style-name="T29">.LONG);</text:span></text:p>
      <text:p text:style-name="P1"><text:span text:style-name="T30"><text:tab/><text:tab/><text:tab/></text:span><text:span text:style-name="T48">nf</text:span><text:span text:style-name="T26">.setRoundingMode(RoundingMode.</text:span><text:span text:style-name="T53">HALF_DOWN</text:span><text:span text:style-name="T35">);</text:span></text:p>
      <text:p text:style-name="P1"><text:span text:style-name="T30"><text:tab/><text:tab/><text:tab/>String </text:span><text:span text:style-name="T51">format</text:span><text:span text:style-name="T25"> = </text:span><text:span text:style-name="T48">nf</text:span><text:span text:style-name="T35">.format(</text:span><text:span text:style-name="T48">num</text:span><text:span text:style-name="T35">);</text:span></text:p>
      <text:p text:style-name="P1"><text:span text:style-name="T30"><text:tab/><text:tab/><text:tab/>System.</text:span><text:span text:style-name="T53">out</text:span><text:span text:style-name="T25">.println(</text:span><text:span text:style-name="T51">format</text:span><text:span text:style-name="T35">);</text:span></text:p>
      <text:p text:style-name="P1"><text:span text:style-name="T34"><text:tab/><text:tab/>});</text:span></text:p>
      <text:p text:style-name="P1"><text:span text:style-name="T30"><text:tab/>}</text:span></text:p>
      <text:p text:style-name="P1"><text:span text:style-name="T25">}</text:span></text:p>
      <text:p text:style-name="P4"/>
      <text:p text:style-name="P4"/>
      <text:p text:style-name="P4"/>
      <text:p text:style-name="P4"/>
      <text:p text:style-name="Body"><text:span text:style-name="T43">Output :</text:span></text:p>
      <text:p text:style-name="P4"/>
      <text:p text:style-name="P7"><text:span text:style-name="T59">-- SHORT format for locale=en_US --</text:span></text:p>
      <text:p text:style-name="P7"><text:span text:style-name="T61">1K</text:span></text:p>
      <text:p text:style-name="P7"><text:span text:style-name="T61">1M</text:span></text:p>
      <text:p text:style-name="P7"><text:span text:style-name="T61">1B</text:span></text:p>
      <text:p text:style-name="P7"><text:span text:style-name="T59">-- LONG format for locale=en_US --</text:span></text:p>
      <text:p text:style-name="P7"><text:span text:style-name="T62">1 thousand</text:span></text:p>
      <text:p text:style-name="P7"><text:span text:style-name="T61">1 million</text:span></text:p>
      <text:p text:style-name="P7"><text:span text:style-name="T61">1 billion</text:span></text:p>
      <text:p text:style-name="P8"/>
      <text:p text:style-name="P8"/>
      <text:p text:style-name="Body"><text:span text:style-name="T8">Parsing</text:span></text:p>
      <text:p text:style-name="P14"><text:soft-page-break/></text:p>
      <text:p text:style-name="Body"><text:span text:style-name="T6">The default parsing behaviour does not allow a grouping separator until ‘grouping used’ is set to true by using setGroupingUsed(boolean). By default, ‘grouping used’ is set to ‘false’.</text:span></text:p>
      <text:p text:style-name="P15"/>
      <text:p text:style-name="P1"><text:span text:style-name="T21">import</text:span><text:span text:style-name="T25"> java.text.NumberFormat;</text:span></text:p>
      <text:p text:style-name="P1"><text:span text:style-name="T21">import</text:span><text:span text:style-name="T38"> java.text.ParseException;</text:span></text:p>
      <text:p text:style-name="P1"><text:span text:style-name="T21">import</text:span><text:span text:style-name="T25"> java.util.Locale;</text:span></text:p>
      <text:p text:style-name="P4"/>
      <text:p text:style-name="P1"><text:span text:style-name="T20">public</text:span><text:span text:style-name="T32"> </text:span><text:span text:style-name="T22">class</text:span><text:span text:style-name="T27"> CompactNumberFormatParseWithGrouping {</text:span></text:p>
      <text:p text:style-name="P1"><text:span text:style-name="T30"><text:tab/></text:span><text:span text:style-name="T19">public</text:span><text:span text:style-name="T25"> </text:span><text:span text:style-name="T21">static</text:span><text:span text:style-name="T25"> </text:span><text:span text:style-name="T18">void</text:span><text:span text:style-name="T26"> main(String[] </text:span><text:span text:style-name="T49">args</text:span><text:span text:style-name="T25">) </text:span><text:span text:style-name="T19">throws</text:span><text:span text:style-name="T38"> ParseException {</text:span></text:p>
      <text:p text:style-name="P1"><text:span text:style-name="T30"><text:tab/><text:tab/>parseWithGrouping(</text:span><text:span text:style-name="T23">false</text:span><text:span text:style-name="T35">);</text:span></text:p>
      <text:p text:style-name="P1"><text:span text:style-name="T30"><text:tab/><text:tab/>parseWithGrouping(</text:span><text:span text:style-name="T19">true</text:span><text:span text:style-name="T35">);</text:span></text:p>
      <text:p text:style-name="P1"><text:span text:style-name="T30"><text:tab/>}</text:span></text:p>
      <text:p text:style-name="P4"/>
      <text:p text:style-name="P1"><text:span text:style-name="T30"><text:tab/></text:span><text:span text:style-name="T18">private</text:span><text:span text:style-name="T25"> </text:span><text:span text:style-name="T21">static</text:span><text:span text:style-name="T25"> </text:span><text:span text:style-name="T18">void</text:span><text:span text:style-name="T26"> parseWithGrouping(</text:span><text:span text:style-name="T24">boolean</text:span><text:span text:style-name="T25"> </text:span><text:span text:style-name="T51">grouping</text:span><text:span text:style-name="T25">) </text:span><text:span text:style-name="T19">throws</text:span><text:span text:style-name="T38"> ParseException {</text:span></text:p>
      <text:p text:style-name="P1"><text:span text:style-name="T54"><text:tab/><text:tab/>System.</text:span><text:span text:style-name="T53">out</text:span><text:span text:style-name="T55">.printf(</text:span><text:span text:style-name="T57">"-- grouping=%s <text:s/>---%n"</text:span><text:span text:style-name="T55">, </text:span><text:span text:style-name="T51">grouping</text:span><text:span text:style-name="T56">);</text:span></text:p>
      <text:p text:style-name="P1"><text:span text:style-name="T30"><text:tab/><text:tab/>NumberFormat </text:span><text:span text:style-name="T48">nf</text:span><text:span text:style-name="T26"> = NumberFormat.getCompactNumberInstance(Locale.</text:span><text:span text:style-name="T52">US</text:span><text:span text:style-name="T25">, NumberFormat.</text:span><text:span text:style-name="T37">Style</text:span><text:span text:style-name="T31">.SHORT);</text:span></text:p>
      <text:p text:style-name="P1"><text:span text:style-name="T30"><text:tab/><text:tab/></text:span><text:span text:style-name="T48">nf</text:span><text:span text:style-name="T26">.setGroupingUsed(</text:span><text:span text:style-name="T51">grouping</text:span><text:span text:style-name="T35">);</text:span></text:p>
      <text:p text:style-name="P1"><text:span text:style-name="T30"><text:tab/><text:tab/>Number </text:span><text:span text:style-name="T48">num</text:span><text:span text:style-name="T25"> = </text:span><text:span text:style-name="T48">nf</text:span><text:span text:style-name="T35">.parse(</text:span><text:span text:style-name="T57">"1,00K"</text:span><text:span text:style-name="T35">);</text:span></text:p>
      <text:p text:style-name="P1"><text:span text:style-name="T30"><text:tab/><text:tab/>System.</text:span><text:span text:style-name="T53">out</text:span><text:span text:style-name="T25">.println(</text:span><text:span text:style-name="T48">num</text:span><text:span text:style-name="T35">);</text:span></text:p>
      <text:p text:style-name="P1"><text:span text:style-name="T30"><text:tab/><text:tab/></text:span><text:span text:style-name="T48">num</text:span><text:span text:style-name="T25"> = </text:span><text:span text:style-name="T48">nf</text:span><text:span text:style-name="T35">.parse(</text:span><text:span text:style-name="T57">"1,00M"</text:span><text:span text:style-name="T35">);</text:span></text:p>
      <text:p text:style-name="P1"><text:span text:style-name="T30"><text:tab/><text:tab/>System.</text:span><text:span text:style-name="T53">out</text:span><text:span text:style-name="T25">.println(</text:span><text:span text:style-name="T48">num</text:span><text:span text:style-name="T35">);</text:span></text:p>
      <text:p text:style-name="P1"><text:span text:style-name="T30"><text:tab/><text:tab/></text:span><text:span text:style-name="T48">num</text:span><text:span text:style-name="T25"> = </text:span><text:span text:style-name="T48">nf</text:span><text:span text:style-name="T35">.parse(</text:span><text:span text:style-name="T57">"1,00B"</text:span><text:span text:style-name="T35">);</text:span></text:p>
      <text:p text:style-name="P1"><text:span text:style-name="T30"><text:tab/><text:tab/>System.</text:span><text:span text:style-name="T53">out</text:span><text:span text:style-name="T25">.println(</text:span><text:span text:style-name="T48">num</text:span><text:span text:style-name="T35">);</text:span></text:p>
      <text:p text:style-name="P1"><text:span text:style-name="T30"><text:tab/>}</text:span></text:p>
      <text:p text:style-name="P1"><text:span text:style-name="T25">}</text:span></text:p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Body"><text:span text:style-name="T43">Output :</text:span></text:p>
      <text:p text:style-name="P13"/>
      <text:p text:style-name="P7"><text:span text:style-name="T62">-- grouping=false <text:s/>---</text:span></text:p>
      <text:p text:style-name="P7"><text:span text:style-name="T61">1</text:span></text:p>
      <text:p text:style-name="P7"><text:span text:style-name="T61">1</text:span></text:p>
      <text:p text:style-name="P7"><text:span text:style-name="T61">1</text:span></text:p>
      <text:p text:style-name="P7"><text:span text:style-name="T62">-- grouping=true <text:s/>---</text:span></text:p>
      <text:p text:style-name="P7"><text:span text:style-name="T61">100000</text:span></text:p>
      <text:p text:style-name="P7"><text:span text:style-name="T61">100000000</text:span></text:p>
      <text:p text:style-name="P7"><text:span text:style-name="T61">100000000000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text:s text:c="65"/>- Prashant</text:p>
      <text:p text:style-name="P7"><text:span text:style-name="T63"/></text:p>
      <text:p text:style-name="P8"><text:soft-page-break/></text:p>
      <text:p text:style-name="Body"/>
      <text:p text:style-name="P6"/>
      <text:p text:style-name="P16"/>
      <text:p text:style-name="P9"/>
      <text:p text:style-name="P13"/>
      <text:p text:style-name="P13"/>
      <text:p text:style-name="P13"/>
      <text:p text:style-name="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" svg:font-family="Courier" style:font-family-generic="roman" style:font-pitch="variable"/>
    <style:font-face style:name="Helvetica Neue" svg:font-family="'Helvetica Neue'" style:font-family-generic="roman" style:font-pitch="variable"/>
    <style:font-face style:name="Lucida Grande" svg:font-family="'Lucida Grande'" style:font-family-generic="roman" style:font-pitch="variable"/>
    <style:font-face style:name="Monaco" svg:font-family="Monaco" style:font-family-generic="roman" style:font-pitch="variable"/>
    <style:font-face style:name="SignPainter-HouseScript" svg:font-family="SignPainter-HouseScrip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Monaco1" svg:font-family="Monaco" style:font-family-generic="system" style:font-pitch="variable"/>
    <style:font-face style:name="SignPainter-HouseScript1" svg:font-family="SignPainter-HouseScript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IN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text:number-lines="true" text:line-number="0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IN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.282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en" style:country-asian="US" style:font-style-asian="normal" style:font-weight-asian="normal" style:font-name-complex="Arial Unicode MS" style:font-size-complex="12pt" style:language-complex="ar" style:country-complex="SA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ody" style:family="paragraph" style:default-outline-level="" style:list-style-name="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 Neue" fo:font-size="11pt" fo:letter-spacing="normal" fo:font-style="normal" style:text-underline-style="none" fo:font-weight="normal" style:letter-kerning="true" style:font-name-asian="Arial Unicode MS" style:font-size-asian="11pt" style:font-style-asian="normal" style:font-weight-asian="normal" style:font-name-complex="Arial Unicode MS" style:font-size-complex="11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0.374cm"/>
        </style:list-level-properties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1.644cm"/>
        </style:list-level-properties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2.914cm"/>
        </style:list-level-properties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4.184cm"/>
        </style:list-level-properties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5.454cm"/>
        </style:list-level-properties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6.724cm"/>
        </style:list-level-properties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7.994cm"/>
        </style:list-level-properties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9.264cm"/>
        </style:list-level-properties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374cm" fo:margin-left="10.53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1.499cm" fo:margin-left="2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6" meta:paragraph-count="168" meta:word-count="785" meta:character-count="6685"/>
    <dc:date>2020-05-05T12:28:55.86</dc:date>
    <dc:creator>Prashant Choudhary</dc:creator>
    <meta:generator>OpenOffice/4.1.6$Win32 OpenOffice.org_project/416m1$Build-9790</meta:generator>
  </office:meta>
</office:document-meta>
</file>